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3">
      <style:text-properties officeooo:paragraph-rsid="003fe3b3"/>
    </style:style>
    <style:style style:name="P3" style:family="paragraph" style:parent-style-name="Text_20_body">
      <style:text-properties officeooo:paragraph-rsid="003ae6e6"/>
    </style:style>
    <style:style style:name="P4" style:family="paragraph" style:parent-style-name="Text_20_body">
      <style:text-properties officeooo:paragraph-rsid="003fe3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54d29" style:font-weight-asian="normal" style:font-weight-complex="normal"/>
    </style:style>
    <style:style style:name="T4" style:family="text">
      <style:text-properties fo:font-weight="normal" officeooo:rsid="003a9cba" style:font-weight-asian="normal" style:font-weight-complex="normal"/>
    </style:style>
    <style:style style:name="T5" style:family="text">
      <style:text-properties fo:color="#ed4c05" loext:opacity="100%" fo:font-style="normal" fo:font-weight="bold" officeooo:rsid="003fe3b3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ae6e6" style:font-style-asian="normal" style:font-style-complex="normal"/>
    </style:style>
    <style:style style:name="T8" style:family="text">
      <style:text-properties fo:font-style="normal" officeooo:rsid="003c7af5" style:font-style-asian="normal" style:font-style-complex="normal"/>
    </style:style>
    <style:style style:name="T9" style:family="text">
      <style:text-properties fo:font-style="normal" officeooo:rsid="003f7336" style:font-style-asian="normal" style:font-style-complex="normal"/>
    </style:style>
    <style:style style:name="T10" style:family="text">
      <style:text-properties fo:font-style="normal" officeooo:rsid="003fe3b3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e3b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3fe3b3" style:font-style-asian="normal" style:font-weight-asian="bold" style:font-style-complex="normal" style:font-weight-complex="bold"/>
    </style:style>
    <style:style style:name="T15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a933" loext:opacity="100%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3">L</text:span><text:span text:style-name="T2">es </text:span><text:span text:style-name="T4">propositions</text:span></text:h>
      <text:h text:style-name="Heading_20_2" text:outline-level="2"><text:span text:style-name="Emphasis"><text:span text:style-name="T13">Les propositions subordonnées relatives</text:span></text:span></text:h>
      <text:h text:style-name="Heading_20_3" text:outline-level="3"><text:span text:style-name="Emphasis"><text:span text:style-name="T6">Généralités sur les pronoms relatifs</text:span></text:span></text:h>
      <text:h text:style-name="Heading_20_4" text:outline-level="4"><text:span text:style-name="Emphasis"><text:span text:style-name="T6">Who et Whom</text:span></text:span></text:h>
      <text:p text:style-name="P3"><text:span text:style-name="Emphasis"><text:span text:style-name="T7">- Lorsque le pronom relatif renvoie à un antécédent humain, on utilise le pronom relatif who qui peut être pronom relatif sujet ou pronom relatif complément.</text:span></text:span></text:p>
      <text:p text:style-name="P3"><text:span text:style-name="Emphasis"><text:span text:style-name="T7">- En langage soutenu, on peut remplacer who par whom lorsque who est pronom relatif complément.</text:span></text:span></text:p>
      <text:h text:style-name="Heading_20_4" text:outline-level="4"><text:span text:style-name="Emphasis"><text:span text:style-name="T6">Wich</text:span></text:span></text:h>
      <text:p text:style-name="P3"><text:span text:style-name="Emphasis"><text:span text:style-name="T6">-</text:span></text:span><text:span text:style-name="Emphasis"><text:span text:style-name="T7"> Lorsque le pronom relatif renvoie à un antécédent non humain, on utilise le pronom relatif wich qui peut être pronom relatif sujet ou pronom relatif complément.</text:span></text:span></text:p>
      <text:h text:style-name="Heading_20_4" text:outline-level="4"><text:span text:style-name="Emphasis"><text:span text:style-name="T6">That</text:span></text:span></text:h>
      <text:p text:style-name="Text_20_body"><text:span text:style-name="Emphasis"><text:span text:style-name="T6">- </text:span></text:span><text:span text:style-name="Emphasis"><text:span text:style-name="T7">Il</text:span></text:span><text:span text:style-name="Emphasis"><text:span text:style-name="T6"> peut remplacer les pronoms relatifs who, whom et which et renvoyer à un antécédent humain ou non humain. </text:span></text:span><text:span text:style-name="Emphasis"><text:span text:style-name="T7">Il</text:span></text:span><text:span text:style-name="Emphasis"><text:span text:style-name="T6"> peut être </text:span></text:span><text:span text:style-name="Emphasis"><text:span text:style-name="T7">p</text:span></text:span><text:span text:style-name="Emphasis"><text:span text:style-name="T6">ronom relatif sujet </text:span></text:span><text:span text:style-name="Emphasis"><text:span text:style-name="T7">ou p</text:span></text:span><text:span text:style-name="Emphasis"><text:span text:style-name="T6">ronom relatif complément.</text:span></text:span></text:p>
      <text:h text:style-name="Heading_20_3" text:outline-level="3"><text:span text:style-name="Emphasis"><text:span text:style-name="T6">Le pronom Whose et la traduction de dont</text:span></text:span></text:h>
      <text:p text:style-name="Text_20_body"><text:span text:style-name="Emphasis"><text:span text:style-name="T6">- Lorsque "dont" exprime la possession ou explicite une caractéristique particulière, on le traduit en anglais par le pronom relatif </text:span></text:span><text:span text:style-name="Emphasis"><text:span text:style-name="T13">whose</text:span></text:span><text:span text:style-name="Emphasis"><text:span text:style-name="T6">. Il peut renvoyer à un antécédent humain ou non humain.</text:span></text:span></text:p>
      <text:p text:style-name="Text_20_body"><text:span text:style-name="Emphasis"><text:span text:style-name="T6">- En français, on utilise souvent "dont" pour renvoyer à un complément d'objet direct. Il n'exprime alors ni une possession ni une caractéristique particulière et </text:span></text:span><text:span text:style-name="Emphasis"><text:span text:style-name="T13">ne sera pas traduit</text:span></text:span><text:span text:style-name="Emphasis"><text:span text:style-name="T6"> en anglais.</text:span></text:span></text:p>
      <text:p text:style-name="Text_20_body"><text:span text:style-name="Emphasis"><text:span text:style-name="T6">- Lorsque "dont" exprime une quantité, on le traduit en anglais par </text:span></text:span><text:span text:style-name="Emphasis"><text:span text:style-name="T13">Of whom</text:span></text:span><text:span text:style-name="Emphasis"><text:span text:style-name="T6"> pour renvoyer à un antécédent humain </text:span></text:span><text:span text:style-name="Emphasis"><text:span text:style-name="T8">ou </text:span></text:span><text:span text:style-name="Emphasis"><text:span text:style-name="T13">Of which</text:span></text:span><text:span text:style-name="Emphasis"><text:span text:style-name="T6"> pour renvoyer à un antécédent non humain</text:span></text:span></text:p>
      <text:h text:style-name="Heading_20_3" text:outline-level="3"><text:span text:style-name="Emphasis"><text:span text:style-name="T6">Absence de pronoms relatifs</text:span></text:span></text:h>
      <text:p text:style-name="Text_20_body"><text:span text:style-name="Emphasis"><text:span text:style-name="T6">- </text:span></text:span><text:span text:style-name="Emphasis"><text:span text:style-name="T8">Il</text:span></text:span><text:span text:style-name="Emphasis"><text:span text:style-name="T6"> est le plus souvent </text:span></text:span><text:span text:style-name="Emphasis"><text:span text:style-name="T15">absent</text:span></text:span><text:span text:style-name="Emphasis"><text:span text:style-name="T6"> lorsqu'il est pronom relatif complément.</text:span></text:span></text:p>
      <text:p text:style-name="Text_20_body"><text:span text:style-name="Emphasis"><text:span text:style-name="T6">- </text:span></text:span><text:span text:style-name="Emphasis"><text:span text:style-name="T8">Il</text:span></text:span><text:span text:style-name="Emphasis"><text:span text:style-name="T6"> est </text:span></text:span><text:span text:style-name="Emphasis"><text:span text:style-name="T16">obligatoire</text:span></text:span><text:span text:style-name="Emphasis"><text:span text:style-name="T6"> lorsqu'il est le sujet de la proposition subordonnée relative.</text:span></text:span></text:p>
      <text:p text:style-name="Text_20_body"><text:span text:style-name="Emphasis"><text:span text:style-name="T6">- </text:span></text:span><text:span text:style-name="Emphasis"><text:span text:style-name="T8">Il</text:span></text:span><text:span text:style-name="Emphasis"><text:span text:style-name="T6"> est </text:span></text:span><text:span text:style-name="Emphasis"><text:span text:style-name="T16">obligatoire</text:span></text:span><text:span text:style-name="Emphasis"><text:span text:style-name="T6"> lorsque la proposition subordonnée relative est en apposition.</text:span></text:span></text:p>
      <text:h text:style-name="Heading_20_2" text:outline-level="2"><text:span text:style-name="Emphasis"><text:span text:style-name="T6">Les autres pronoms relatifs et les conjonctions de subordination</text:span></text:span></text:h>
      <text:h text:style-name="Heading_20_3" text:outline-level="3"><text:span text:style-name="Emphasis"><text:span text:style-name="T6">Where, When et What</text:span></text:span></text:h>
      <text:p text:style-name="Text_20_body"><text:span text:style-name="Emphasis"><text:span text:style-name="T6">- On traduit "où" </text:span></text:span><text:span text:style-name="Emphasis"><text:span text:style-name="T9">par</text:span></text:span><text:span text:style-name="Emphasis"><text:span text:style-name="T6"> </text:span></text:span><text:span text:style-name="Emphasis"><text:span text:style-name="T13">where</text:span></text:span><text:span text:style-name="Emphasis"><text:span text:style-name="T6"> lorsque l'antécédent désigne un </text:span></text:span><text:span text:style-name="Emphasis"><text:span text:style-name="T13">lieu</text:span></text:span><text:span text:style-name="Emphasis"><text:span text:style-name="T6">.</text:span></text:span></text:p>
      <text:p text:style-name="Text_20_body"><text:span text:style-name="Emphasis"><text:span text:style-name="T6">- On traduit "où" </text:span></text:span><text:span text:style-name="Emphasis"><text:span text:style-name="T9">par</text:span></text:span><text:span text:style-name="Emphasis"><text:span text:style-name="T6"> </text:span></text:span><text:span text:style-name="Emphasis"><text:span text:style-name="T13">when</text:span></text:span><text:span text:style-name="Emphasis"><text:span text:style-name="T6"> lorsque l'antécédent désigne un </text:span></text:span><text:span text:style-name="Emphasis"><text:span text:style-name="T13">moment</text:span></text:span><text:span text:style-name="Emphasis"><text:span text:style-name="T6">.</text:span></text:span></text:p>
      <text:p text:style-name="Text_20_body"><text:span text:style-name="Emphasis"><text:span text:style-name="T6">- Le pronom </text:span></text:span><text:span text:style-name="Emphasis"><text:span text:style-name="T13">what</text:span></text:span><text:span text:style-name="Emphasis"><text:span text:style-name="T6"> peut être traduit par "ce que" ou "ce qui". Il peut être sujet ou complément </text:span></text:span><text:span text:style-name="Emphasis"><text:span text:style-name="T9">et </text:span></text:span><text:span text:style-name="Emphasis"><text:span text:style-name="T6">peut être placé au milieu </text:span></text:span><text:span text:style-name="Emphasis"><text:span text:style-name="T9">ou au début</text:span></text:span><text:span text:style-name="Emphasis"><text:span text:style-name="T6"> d'une phrase.</text:span></text:span></text:p>
      <text:h text:style-name="Heading_20_3" text:outline-level="3"><text:soft-page-break/><text:span text:style-name="Emphasis"><text:span text:style-name="T6">Les pronoms relatifs en -ever</text:span></text:span></text:h>
      <text:p text:style-name="Text_20_body"><text:span text:style-name="Emphasis"><text:span text:style-name="T6">La terminaison en -ever élargit considérablement la famille des pronoms. Ces pronoms n'ont </text:span></text:span><text:span text:style-name="Emphasis"><text:span text:style-name="T13">pas</text:span></text:span><text:span text:style-name="Emphasis"><text:span text:style-name="T6"> d'antécédents.</text:span></text:span></text:p>
      <text:p text:style-name="Text_20_body"><text:span text:style-name="Emphasis"><text:span text:style-name="T13">- </text:span></text:span><text:span text:style-name="Emphasis"><text:span text:style-name="T13">Whoever</text:span></text:span><text:span text:style-name="Emphasis"><text:span text:style-name="T6"> qui se traduit par "qui que ce soit."</text:span></text:span></text:p>
      <text:p text:style-name="Text_20_body"><text:span text:style-name="Emphasis"><text:span text:style-name="T13">- </text:span></text:span><text:span text:style-name="Emphasis"><text:span text:style-name="T13">Whatever</text:span></text:span><text:span text:style-name="Emphasis"><text:span text:style-name="T6"> qui se traduit par "quoi que ce soit."</text:span></text:span></text:p>
      <text:p text:style-name="Text_20_body"><text:span text:style-name="Emphasis"><text:span text:style-name="T14">- </text:span></text:span><text:span text:style-name="Emphasis"><text:span text:style-name="T13">Whichever</text:span></text:span><text:span text:style-name="Emphasis"><text:span text:style-name="T6"> qui se traduit par "quel qu'il soit" ou bien "quelle qu'elle soit."</text:span></text:span></text:p>
      <text:p text:style-name="Text_20_body"><text:span text:style-name="Emphasis"><text:span text:style-name="T13">- </text:span></text:span><text:span text:style-name="Emphasis"><text:span text:style-name="T13">Whenever</text:span></text:span><text:span text:style-name="Emphasis"><text:span text:style-name="T6"> qui se traduit par "quel que soit le moment."</text:span></text:span></text:p>
      <text:p text:style-name="Text_20_body"><text:span text:style-name="Emphasis"><text:span text:style-name="T13">- Wherever</text:span></text:span><text:span text:style-name="Emphasis"><text:span text:style-name="T6"> qui se traduit par "où que ce soit."</text:span></text:span></text:p>
      <text:h text:style-name="Heading_20_3" text:outline-level="3"><text:span text:style-name="Emphasis"><text:span text:style-name="T6">Les conjonctions de subordination</text:span></text:span></text:h>
      <text:h text:style-name="Heading_20_4" text:outline-level="4"><text:span text:style-name="Emphasis"><text:span text:style-name="T10">E</text:span></text:span><text:span text:style-name="Emphasis"><text:span text:style-name="T6">xpression d'un lien temporel</text:span></text:span></text:h>
      <text:p text:style-name="P4"><text:span text:style-name="Emphasis"><text:span text:style-name="T10">Des exemples sont en annexe </text:span></text:span><text:span text:style-name="Emphasis"><text:span text:style-name="T5">A1</text:span></text:span></text:p>
      <text:h text:style-name="Heading_20_4" text:outline-level="4"><text:span text:style-name="Emphasis"><text:span text:style-name="T10">E</text:span></text:span><text:span text:style-name="Emphasis"><text:span text:style-name="T6">xpression d'un lien de causalité ou d'un objectif</text:span></text:span></text:h>
      <text:p text:style-name="P4"><text:span text:style-name="Emphasis"><text:span text:style-name="T10">Des exemples sont en annexe </text:span></text:span><text:span text:style-name="Emphasis"><text:span text:style-name="T5">A2</text:span></text:span></text:p>
      <text:h text:style-name="Heading_20_4" text:outline-level="4"><text:span text:style-name="Emphasis"><text:span text:style-name="T10">E</text:span></text:span><text:span text:style-name="Emphasis"><text:span text:style-name="T6">xpression d'une restriction ou d'une concession</text:span></text:span></text:h>
      <text:p text:style-name="P4"><text:span text:style-name="Emphasis"><text:span text:style-name="T10">Des exemples sont en annexe </text:span></text:span><text:span text:style-name="Emphasis"><text:span text:style-name="T5">A3</text:span></text:span></text:p>
      <text:h text:style-name="Heading_20_2" text:outline-level="2"><text:span text:style-name="Emphasis"><text:span text:style-name="T6">Les propositions subordonnées de condition</text:span></text:span></text:h>
      <text:h text:style-name="Heading_20_3" text:outline-level="3"><text:span text:style-name="Emphasis"><text:span text:style-name="T10">C</text:span></text:span><text:span text:style-name="Emphasis"><text:span text:style-name="T6">as généraux</text:span></text:span></text:h>
      <text:h text:style-name="Heading_20_4" text:outline-level="4"><text:span text:style-name="Emphasis"><text:span text:style-name="T10">C</text:span></text:span><text:span text:style-name="Emphasis"><text:span text:style-name="T6">ondition parfaitement réalisable</text:span></text:span></text:h>
      <text:p text:style-name="Text_20_body"><text:span text:style-name="Emphasis"><text:span text:style-name="T10">O</text:span></text:span><text:span text:style-name="Emphasis"><text:span text:style-name="T6">n utilise la structure suivante :</text:span></text:span></text:p>
      <text:p text:style-name="Text_20_body"><text:span text:style-name="Emphasis"><text:span text:style-name="T6">- Proposition subordonnée : </text:span></text:span><text:span text:style-name="Emphasis"><text:span text:style-name="T13">If + verbe au présent simple</text:span></text:span></text:p>
      <text:p text:style-name="Text_20_body"><text:span text:style-name="Emphasis"><text:span text:style-name="T6">- Proposition principale : </text:span></text:span><text:span text:style-name="Emphasis"><text:span text:style-name="T13">Will/Can/May/Might + base verbale</text:span></text:span></text:p>
      <text:h text:style-name="Heading_20_4" text:outline-level="4"><text:span text:style-name="Emphasis"><text:span text:style-name="T10">C</text:span></text:span><text:span text:style-name="Emphasis"><text:span text:style-name="T6">ondition peu réalisable</text:span></text:span></text:h>
      <text:p text:style-name="Text_20_body"><text:span text:style-name="Emphasis"><text:span text:style-name="T10">O</text:span></text:span><text:span text:style-name="Emphasis"><text:span text:style-name="T6">n utilise la structure suivante :</text:span></text:span></text:p>
      <text:p text:style-name="Text_20_body"><text:span text:style-name="Emphasis"><text:span text:style-name="T6">- Proposition subordonnée : </text:span></text:span><text:span text:style-name="Emphasis"><text:span text:style-name="T13">If + verbe au prétérit</text:span></text:span></text:p>
      <text:p text:style-name="Text_20_body"><text:span text:style-name="Emphasis"><text:span text:style-name="T6">- Proposition principale : </text:span></text:span><text:span text:style-name="Emphasis"><text:span text:style-name="T13">Would/Could/Might + base verbale</text:span></text:span></text:p>
      <text:h text:style-name="Heading_20_4" text:outline-level="4"><text:span text:style-name="Emphasis"><text:span text:style-name="T14">S</text:span></text:span><text:span text:style-name="Emphasis"><text:span text:style-name="T13">ituation n'a</text:span></text:span><text:span text:style-name="Emphasis"><text:span text:style-name="T14">yant </text:span></text:span><text:span text:style-name="Emphasis"><text:span text:style-name="T13">pas eu lieu</text:span></text:span></text:h>
      <text:p text:style-name="Text_20_body"><text:span text:style-name="Emphasis"><text:span text:style-name="T12">O</text:span></text:span><text:span text:style-name="Emphasis"><text:span text:style-name="T11">n utilise la structure suivante :</text:span></text:span></text:p>
      <text:p text:style-name="Text_20_body"><text:span text:style-name="Emphasis"><text:span text:style-name="T11">- </text:span></text:span><text:span text:style-name="Emphasis"><text:span text:style-name="T11">Proposition subordonnée : </text:span></text:span><text:span text:style-name="Emphasis"><text:span text:style-name="T13">If + verbe au plu</text:span></text:span><text:span text:style-name="Emphasis"><text:span text:style-name="T14">sque</text:span></text:span><text:span text:style-name="Emphasis"><text:span text:style-name="T13">perfect</text:span></text:span></text:p>
      <text:p text:style-name="Text_20_body"><text:span text:style-name="Emphasis"><text:span text:style-name="T11">- Proposition principale : </text:span></text:span><text:span text:style-name="Emphasis"><text:span text:style-name="T13">Would/Could/Might + have + participe passé</text:span></text:span></text:p>
      <text:h text:style-name="P2" text:outline-level="3"><text:span text:style-name="Emphasis"><text:span text:style-name="T10">Expression d’une vérité générale</text:span></text:span></text:h>
      <text:p text:style-name="P4"><text:span text:style-name="Emphasis"><text:span text:style-name="T10">on utilise la structure suivante :</text:span></text:span></text:p>
      <text:p text:style-name="P4"><text:span text:style-name="Emphasis"><text:span text:style-name="T10">- Proposition subordonnée : If + verbe au présent simple</text:span></text:span></text:p>
      <text:p text:style-name="P4"><text:soft-page-break/><text:span text:style-name="Emphasis"><text:span text:style-name="T10">- Proposition principale : Verbe au présent simpl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4H34M29S</meta:editing-duration>
    <meta:editing-cycles>30</meta:editing-cycles>
    <meta:generator>LibreOffice/7.3.4.2$Linux_X86_64 LibreOffice_project/30$Build-2</meta:generator>
    <dc:title>TST</dc:title>
    <dc:date>2022-08-02T19:19:59.171835642</dc:date>
    <meta:document-statistic meta:table-count="0" meta:image-count="0" meta:object-count="0" meta:page-count="3" meta:paragraph-count="55" meta:word-count="554" meta:character-count="3347" meta:non-whitespace-character-count="2848"/>
    <meta:template xlink:type="simple" xlink:actuate="onRequest" xlink:title="TST" xlink:href="../../../../../.config/libreoffice/4/user/template/TST.ott" meta:date="2022-07-24T14:18:57.807227489"/>
  </office:meta>
</office:document-meta>
</file>